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026cm" style:auto-text-indent="false"/>
      <style:text-properties style:font-name="Arial Black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.026cm" style:auto-text-indent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66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Alg</text:p>
      <text:p text:style-name="P1"/>
      <text:p text:style-name="P2">W tym pliku znajduje się opis jak zacząć czytać i przeglądać kod programu :)</text:p>
      <text:p text:style-name="P2"/>
      <text:p text:style-name="P3">Kod projektu można podzielić na dwie części: kod dla wizualizacji algorytmów oraz kod od GlFramework'a.</text:p>
      <text:p text:style-name="P3"/>
      <text:p text:style-name="P3">Program oczywiście zaczyna się wykonywać od instrukcji zawartych w pliku <text:span text:style-name="T1">main.cpp. </text:span></text:p>
      <text:p text:style-name="P3"/>
      <text:p text:style-name="P3">Kod dla algorytmów:</text:p>
      <text:p text:style-name="P3"><text:span text:style-name="T1">av_data.h</text:span> – implementacja „wizualnych danych”. Klasa CviArray jest oparta na szablonach, więc jej implementacja musiała także w tym pliku się znaleźć (jak chciałem zaimplementować metody w pliku *.cpp to mi wtedy linker błędy pokazywał ;/)</text:p>
      <text:p text:style-name="P3"/>
      <text:p text:style-name="P3"><text:span text:style-name="T1">calgorithms.h</text:span> oraz <text:span text:style-name="T1">calgorithms.cpp</text:span> – implementacja klas algorytmów oraz CAlgManager'a.</text:p>
      <text:p text:style-name="P3"/>
      <text:p text:style-name="P3"><text:span text:style-name="T1">av_system.h</text:span> oraz <text:span text:style-name="T1">av_system.cpp</text:span> – implementacja klasy CAVSystem.</text:p>
      <text:p text:style-name="P3"/>
      <text:p text:style-name="P3">Kod dla GLFramework'a:</text:p>
      <text:p text:style-name="P3">są to właściwie pozostałe pliki, których nie będę omawiał z powodu ich liczn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initial-creator>Bartłomiej Filipek</meta:initial-creator>
    <meta:creation-date>2006-04-10T16:33:08</meta:creation-date>
    <dc:creator>Bartłomiej Filipek</dc:creator>
    <dc:date>2006-04-10T16:46:43</dc:date>
    <dc:language>pl-PL</dc:language>
    <meta:editing-cycles>2</meta:editing-cycles>
    <meta:editing-duration>PT1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09" meta:character-count="777"/>
  </office:meta>
</office:document-meta>
</file>